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5cm" fo:min-width="15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15.6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465a4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465a4"/>
    </style:style>
    <style:style style:name="P7" style:family="paragraph">
      <style:text-properties fo:color="#3465a4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6.474cm" svg:height="1.971cm" svg:x="2.426cm" svg:y="2.429cm">
          <draw:text-box>
            <text:p text:style-name="P1"><text:span text:style-name="T1">Context-aware knowledge retrieval interaction </text:span></text:p>
            <text:p text:style-name="P1"><text:span text:style-name="T1">with an Infobutton Manager</text:span></text:p>
          </draw:text-box>
        </draw:frame>
        <draw:custom-shape draw:style-name="gr2" draw:text-style-name="P3" draw:layer="layout" svg:width="16.1cm" svg:height="2.1cm" svg:x="2.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1cm" svg:height="2.1cm" svg:x="2.4cm" svg:y="11.9cm">
          <text:p text:style-name="P1"><text:span text:style-name="T2">Infobutton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1cm" svg:height="2.1cm" svg:x="2.5cm" svg:y="1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1cm" svg:height="2.1cm" svg:x="2.7cm" svg:y="22.5cm">
          <text:p text:style-name="P1"><text:span text:style-name="T2">BVS &amp; Others web </text:span><text:span text:style-name="T2">servic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8.7cm" svg:x2="9.2cm" svg:y2="11.9cm">
          <text:p/>
        </draw:line>
        <draw:line draw:style-name="gr4" draw:text-style-name="P5" draw:layer="layout" svg:x1="9.2cm" svg:y1="14cm" svg:x2="9.2cm" svg:y2="17.2cm">
          <text:p/>
        </draw:line>
        <draw:line draw:style-name="gr4" draw:text-style-name="P5" draw:layer="layout" svg:x1="9.1cm" svg:y1="19.3cm" svg:x2="9.1cm" svg:y2="22.5cm">
          <text:p/>
        </draw:line>
        <draw:line draw:style-name="gr4" draw:text-style-name="P5" draw:layer="layout" svg:x1="12cm" svg:y1="22.5cm" svg:x2="12cm" svg:y2="19.3cm">
          <text:p/>
        </draw:line>
        <draw:line draw:style-name="gr4" draw:text-style-name="P5" draw:layer="layout" svg:x1="12cm" svg:y1="17.2cm" svg:x2="12cm" svg:y2="14cm">
          <text:p/>
        </draw:line>
        <draw:line draw:style-name="gr4" draw:text-style-name="P5" draw:layer="layout" svg:x1="12cm" svg:y1="11.9cm" svg:x2="12cm" svg:y2="8.7cm">
          <text:p/>
        </draw:line>
        <draw:frame draw:style-name="gr1" draw:text-style-name="P6" draw:layer="layout" svg:width="8.181cm" svg:height="0.954cm" svg:x="6.2cm" svg:y="7.2cm">
          <draw:text-box>
            <text:p><text:span text:style-name="T2">Clinical Information System</text:span></text:p>
          </draw:text-box>
        </draw:frame>
        <draw:frame draw:style-name="gr1" draw:text-style-name="P6" draw:layer="layout" svg:width="7.965cm" svg:height="0.954cm" svg:x="6.2cm" svg:y="17.8cm">
          <draw:text-box>
            <text:p><text:span text:style-name="T2">BVS Knowledge Resource</text:span></text:p>
          </draw:text-box>
        </draw:frame>
        <draw:frame draw:style-name="gr1" draw:text-style-name="P6" draw:layer="layout" svg:width="6.628cm" svg:height="0.954cm" svg:x="2.2cm" svg:y="9.9cm">
          <draw:text-box>
            <text:p><text:span text:style-name="T2">1. Knowledge request</text:span></text:p>
          </draw:text-box>
        </draw:frame>
        <draw:frame draw:style-name="gr1" draw:text-style-name="P6" draw:layer="layout" svg:width="6.628cm" svg:height="0.954cm" svg:x="2.2cm" svg:y="15.2cm">
          <draw:text-box>
            <text:p><text:span text:style-name="T2">2. Knowledge request</text:span></text:p>
          </draw:text-box>
        </draw:frame>
        <draw:frame draw:style-name="gr1" draw:text-style-name="P6" draw:layer="layout" svg:width="4.943cm" svg:height="0.954cm" svg:x="3.8cm" svg:y="20.5cm">
          <draw:text-box>
            <text:p><text:span text:style-name="T2">3. Portal search</text:span></text:p>
          </draw:text-box>
        </draw:frame>
        <draw:frame draw:style-name="gr1" draw:text-style-name="P6" draw:layer="layout" svg:width="5.997cm" svg:height="0.954cm" svg:x="12.5cm" svg:y="20.5cm">
          <draw:text-box>
            <text:p text:style-name="P7"><text:span text:style-name="T2">4. Search response</text:span></text:p>
          </draw:text-box>
        </draw:frame>
        <draw:frame draw:style-name="gr1" draw:text-style-name="P6" draw:layer="layout" svg:width="7.119cm" svg:height="0.954cm" svg:x="12.4cm" svg:y="15.2cm">
          <draw:text-box>
            <text:p><text:span text:style-name="T2">5. Knowledge </text:span><text:span text:style-name="T2">response</text:span></text:p>
          </draw:text-box>
        </draw:frame>
        <draw:frame draw:style-name="gr1" draw:text-style-name="P6" draw:layer="layout" svg:width="7.292cm" svg:height="1.657cm" svg:x="12.5cm" svg:y="9.7cm">
          <draw:text-box>
            <text:p><text:span text:style-name="T2">6. </text:span><text:span text:style-name="T2">Aggregat</text:span><text:span text:style-name="T2">e </text:span><text:span text:style-name="T2">knowledg</text:span><text:span text:style-name="T2">e</text:span></text:p>
            <text:p><text:span text:style-name="T2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08:59.780165972</meta:creation-date>
    <dc:date>2017-05-30T10:27:53.071665055</dc:date>
    <meta:editing-duration>PT8M1S</meta:editing-duration>
    <meta:editing-cycles>2</meta:editing-cycles>
    <meta:generator>LibreOffice/5.3.1.2$Linux_X86_64 LibreOffice_project/30m0$Build-2</meta:generator>
    <meta:document-statistic meta:object-count="19"/>
  </office:meta>
</office:document-meta>
</file>